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61"/>
    <style:style style:name="ce10" style:family="table-cell" style:parent-style-name="Default" style:data-style-name="N110"/>
    <style:style style:name="ce5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ectified Sinusoid</text:p>
          </table:table-cell>
          <table:covered-table-cell table:number-columns-repeated="2"/>
          <table:table-cell table:number-columns-repeated="5"/>
          <table:table-cell table:style-name="ce1" office:value-type="string" calcext:value-type="string" table:number-columns-spanned="3" table:number-rows-spanned="1">
            <text:p>PWM Control input</text:p>
          </table:table-cell>
          <table:covered-table-cell table:style-name="ce10"/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PI()/20" office:value-type="float" office:value="0.15707963267949" calcext:value-type="float">
            <text:p>0.15707963267949</text:p>
          </table:table-cell>
          <table:table-cell/>
          <table:table-cell table:style-name="ce2"/>
          <table:table-cell table:number-columns-repeated="3"/>
          <table:table-cell table:style-name="ce3" office:value-type="float" office:value="0.0005" calcext:value-type="float">
            <text:p>500.0000E-06</text:p>
          </table:table-cell>
          <table:table-cell table:number-columns-repeated="3"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2*1000)" office:value-type="float" office:value="0" calcext:value-type="float">
            <text:p>0</text:p>
          </table:table-cell>
          <table:table-cell table:formula="of:=[.$C$2]*ABS(SIN([.D3]))" office:value-type="float" office:value="0" calcext:value-type="float">
            <text:p>0</text:p>
          </table:table-cell>
          <table:table-cell table:formula="of:=[.$D$2]*[.A3]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2"/>
          <table:table-cell table:style-name="ce2" office:value-type="float" office:value="0.01" calcext:value-type="float">
            <text:p>10.00E-03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A4]/(2*1000)" office:value-type="float" office:value="0.0005" calcext:value-type="float">
            <text:p>0.0005</text:p>
          </table:table-cell>
          <table:table-cell table:formula="of:=[.$C$2]*ABS(SIN([.D4]))" office:value-type="float" office:value="3.75442716096554" calcext:value-type="float">
            <text:p>3.75442716096554</text:p>
          </table:table-cell>
          <table:table-cell table:formula="of:=[.$D$2]*[.A4]" office:value-type="float" office:value="0.15707963267949" calcext:value-type="float">
            <text:p>0.15707963267949</text:p>
          </table:table-cell>
          <table:table-cell table:number-columns-repeated="5"/>
          <table:table-cell table:style-name="ce4" office:value-type="float" office:value="0.000001" calcext:value-type="float">
            <text:p>1.00E-06</text:p>
          </table:table-cell>
          <table:table-cell office:value-type="float" office:value="0" calcext:value-type="float">
            <text:p>0.000E+00</text:p>
          </table:table-cell>
          <table:table-cell office:value-type="float" office:value="3.3" calcext:value-type="float">
            <text:p>3.3</text:p>
          </table:table-cell>
          <table:table-cell table:style-name="ce5" table:number-columns-repeated="2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A5]/(2*1000)" office:value-type="float" office:value="0.001" calcext:value-type="float">
            <text:p>0.001</text:p>
          </table:table-cell>
          <table:table-cell table:formula="of:=[.$C$2]*ABS(SIN([.D5]))" office:value-type="float" office:value="7.41640786499874" calcext:value-type="float">
            <text:p>7.41640786499874</text:p>
          </table:table-cell>
          <table:table-cell table:formula="of:=[.$D$2]*[.A5]" office:value-type="float" office:value="0.314159265358979" calcext:value-type="float">
            <text:p>0.314159265358979</text:p>
          </table:table-cell>
          <table:table-cell table:number-columns-repeated="6"/>
          <table:table-cell table:formula="of:=[.K6]-[.$J$4]" office:value-type="float" office:value="0.000499" calcext:value-type="float">
            <text:p>499.000E-06</text:p>
          </table:table-cell>
          <table:table-cell table:formula="of:=[.L4]" office:value-type="float" office:value="3.3" calcext:value-type="float">
            <text:p>3.3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A6]/(2*1000)" office:value-type="float" office:value="0.0015" calcext:value-type="float">
            <text:p>0.0015</text:p>
          </table:table-cell>
          <table:table-cell table:formula="of:=[.$C$2]*ABS(SIN([.D6]))" office:value-type="float" office:value="10.8957719937491" calcext:value-type="float">
            <text:p>10.8957719937491</text:p>
          </table:table-cell>
          <table:table-cell table:formula="of:=[.$D$2]*[.A6]" office:value-type="float" office:value="0.471238898038469" calcext:value-type="float">
            <text:p>0.471238898038469</text:p>
          </table:table-cell>
          <table:table-cell table:number-columns-repeated="6"/>
          <table:table-cell table:formula="of:=[.$J$2]" office:value-type="float" office:value="0.0005" calcext:value-type="float">
            <text:p>500.000E-0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A7]/(2*1000)" office:value-type="float" office:value="0.002" calcext:value-type="float">
            <text:p>0.002</text:p>
          </table:table-cell>
          <table:table-cell table:formula="of:=[.$C$2]*ABS(SIN([.D7]))" office:value-type="float" office:value="14.1068460550194" calcext:value-type="float">
            <text:p>14.1068460550194</text:p>
          </table:table-cell>
          <table:table-cell table:formula="of:=[.$D$2]*[.A7]" office:value-type="float" office:value="0.628318530717959" calcext:value-type="float">
            <text:p>0.628318530717959</text:p>
          </table:table-cell>
          <table:table-cell table:number-columns-repeated="6"/>
          <table:table-cell table:formula="of:=[.K8]-[.$J$4]" office:value-type="float" office:value="0.009499" calcext:value-type="float">
            <text:p>9.499E-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A8]/(2*1000)" office:value-type="float" office:value="0.0025" calcext:value-type="float">
            <text:p>0.0025</text:p>
          </table:table-cell>
          <table:table-cell table:formula="of:=[.$C$2]*ABS(SIN([.D8]))" office:value-type="float" office:value="16.9705627484771" calcext:value-type="float">
            <text:p>16.9705627484771</text:p>
          </table:table-cell>
          <table:table-cell table:formula="of:=[.$D$2]*[.A8]" office:value-type="float" office:value="0.785398163397448" calcext:value-type="float">
            <text:p>0.785398163397448</text:p>
          </table:table-cell>
          <table:table-cell table:number-columns-repeated="6"/>
          <table:table-cell table:formula="of:=[.K6]+[.$J$3]-2*[.$J$2]" office:value-type="float" office:value="0.0095" calcext:value-type="float">
            <text:p>9.500E-03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5"/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A9]/(2*1000)" office:value-type="float" office:value="0.003" calcext:value-type="float">
            <text:p>0.003</text:p>
          </table:table-cell>
          <table:table-cell table:formula="of:=[.$C$2]*ABS(SIN([.D9]))" office:value-type="float" office:value="19.4164078649987" calcext:value-type="float">
            <text:p>19.4164078649987</text:p>
          </table:table-cell>
          <table:table-cell table:formula="of:=[.$D$2]*[.A9]" office:value-type="float" office:value="0.942477796076938" calcext:value-type="float">
            <text:p>0.942477796076938</text:p>
          </table:table-cell>
          <table:table-cell table:number-columns-repeated="6"/>
          <table:table-cell table:formula="of:=[.K10]-[.$J$4]" office:value-type="float" office:value="0.010499" calcext:value-type="float">
            <text:p>10.499E-03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A10]/(2*1000)" office:value-type="float" office:value="0.0035" calcext:value-type="float">
            <text:p>0.0035</text:p>
          </table:table-cell>
          <table:table-cell table:formula="of:=[.$C$2]*ABS(SIN([.D10]))" office:value-type="float" office:value="21.3841565805208" calcext:value-type="float">
            <text:p>21.3841565805208</text:p>
          </table:table-cell>
          <table:table-cell table:formula="of:=[.$D$2]*[.A10]" office:value-type="float" office:value="1.09955742875643" calcext:value-type="float">
            <text:p>1.09955742875643</text:p>
          </table:table-cell>
          <table:table-cell table:number-columns-repeated="6"/>
          <table:table-cell table:formula="of:=[.K8]+2*[.$J$2]" office:value-type="float" office:value="0.0105" calcext:value-type="float">
            <text:p>10.500E-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A11]/(2*1000)" office:value-type="float" office:value="0.004" calcext:value-type="float">
            <text:p>0.004</text:p>
          </table:table-cell>
          <table:table-cell table:formula="of:=[.$C$2]*ABS(SIN([.D11]))" office:value-type="float" office:value="22.8253563910837" calcext:value-type="float">
            <text:p>22.8253563910837</text:p>
          </table:table-cell>
          <table:table-cell table:formula="of:=[.$D$2]*[.A11]" office:value-type="float" office:value="1.25663706143592" calcext:value-type="float">
            <text:p>1.25663706143592</text:p>
          </table:table-cell>
          <table:table-cell table:number-columns-repeated="6"/>
          <table:table-cell table:formula="of:=[.K12]-[.$J$4]" office:value-type="float" office:value="0.019499" calcext:value-type="float">
            <text:p>19.499E-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A12]/(2*1000)" office:value-type="float" office:value="0.0045" calcext:value-type="float">
            <text:p>0.0045</text:p>
          </table:table-cell>
          <table:table-cell table:formula="of:=[.$C$2]*ABS(SIN([.D12]))" office:value-type="float" office:value="23.7045201742833" calcext:value-type="float">
            <text:p>23.7045201742833</text:p>
          </table:table-cell>
          <table:table-cell table:formula="of:=[.$D$2]*[.A12]" office:value-type="float" office:value="1.41371669411541" calcext:value-type="float">
            <text:p>1.41371669411541</text:p>
          </table:table-cell>
          <table:table-cell table:number-columns-repeated="6"/>
          <table:table-cell table:formula="of:=[.K10]+[.$J$3]-2*[.$J$2]" office:value-type="float" office:value="0.0195" calcext:value-type="float">
            <text:p>19.500E-03</text:p>
          </table:table-cell>
          <table:table-cell office:value-type="float" office:value="3.3" calcext:value-type="float">
            <text:p>3.3</text:p>
          </table:table-cell>
          <table:table-cell table:number-columns-repeated="4"/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A13]/(2*1000)" office:value-type="float" office:value="0.005" calcext:value-type="float">
            <text:p>0.005</text:p>
          </table:table-cell>
          <table:table-cell table:formula="of:=[.$C$2]*ABS(SIN([.D13]))" office:value-type="float" office:value="24" calcext:value-type="float">
            <text:p>24</text:p>
          </table:table-cell>
          <table:table-cell table:formula="of:=[.$D$2]*[.A13]" office:value-type="float" office:value="1.5707963267949" calcext:value-type="float">
            <text:p>1.5707963267949</text:p>
          </table:table-cell>
          <table:table-cell table:number-columns-repeated="6"/>
          <table:table-cell table:formula="of:=[.K14]-[.$J$4]" office:value-type="float" office:value="0.020499" calcext:value-type="float">
            <text:p>20.499E-0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A14]/(2*1000)" office:value-type="float" office:value="0.0055" calcext:value-type="float">
            <text:p>0.0055</text:p>
          </table:table-cell>
          <table:table-cell table:formula="of:=[.$C$2]*ABS(SIN([.D14]))" office:value-type="float" office:value="23.7045201742833" calcext:value-type="float">
            <text:p>23.7045201742833</text:p>
          </table:table-cell>
          <table:table-cell table:formula="of:=[.$D$2]*[.A14]" office:value-type="float" office:value="1.72787595947439" calcext:value-type="float">
            <text:p>1.72787595947439</text:p>
          </table:table-cell>
          <table:table-cell table:number-columns-repeated="6"/>
          <table:table-cell table:formula="of:=[.K12]+2*[.$J$2]" office:value-type="float" office:value="0.0205" calcext:value-type="float">
            <text:p>20.500E-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A15]/(2*1000)" office:value-type="float" office:value="0.006" calcext:value-type="float">
            <text:p>0.006</text:p>
          </table:table-cell>
          <table:table-cell table:formula="of:=[.$C$2]*ABS(SIN([.D15]))" office:value-type="float" office:value="22.8253563910837" calcext:value-type="float">
            <text:p>22.8253563910837</text:p>
          </table:table-cell>
          <table:table-cell table:formula="of:=[.$D$2]*[.A15]" office:value-type="float" office:value="1.88495559215388" calcext:value-type="float">
            <text:p>1.88495559215388</text:p>
          </table:table-cell>
          <table:table-cell table:number-columns-repeated="6"/>
          <table:table-cell table:formula="of:=[.K16]-[.$J$4]" office:value-type="float" office:value="0.029499" calcext:value-type="float">
            <text:p>29.499E-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A16]/(2*1000)" office:value-type="float" office:value="0.0065" calcext:value-type="float">
            <text:p>0.0065</text:p>
          </table:table-cell>
          <table:table-cell table:formula="of:=[.$C$2]*ABS(SIN([.D16]))" office:value-type="float" office:value="21.3841565805208" calcext:value-type="float">
            <text:p>21.3841565805208</text:p>
          </table:table-cell>
          <table:table-cell table:formula="of:=[.$D$2]*[.A16]" office:value-type="float" office:value="2.04203522483337" calcext:value-type="float">
            <text:p>2.04203522483337</text:p>
          </table:table-cell>
          <table:table-cell table:number-columns-repeated="6"/>
          <table:table-cell table:formula="of:=[.K14]+[.$J$3]-2*[.$J$2]" office:value-type="float" office:value="0.0295" calcext:value-type="float">
            <text:p>29.500E-0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A17]/(2*1000)" office:value-type="float" office:value="0.007" calcext:value-type="float">
            <text:p>0.007</text:p>
          </table:table-cell>
          <table:table-cell table:formula="of:=[.$C$2]*ABS(SIN([.D17]))" office:value-type="float" office:value="19.4164078649987" calcext:value-type="float">
            <text:p>19.4164078649987</text:p>
          </table:table-cell>
          <table:table-cell table:formula="of:=[.$D$2]*[.A17]" office:value-type="float" office:value="2.19911485751286" calcext:value-type="float">
            <text:p>2.19911485751286</text:p>
          </table:table-cell>
          <table:table-cell table:number-columns-repeated="6"/>
          <table:table-cell table:formula="of:=[.K18]-[.$J$4]" office:value-type="float" office:value="0.030499" calcext:value-type="float">
            <text:p>30.499E-0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A18]/(2*1000)" office:value-type="float" office:value="0.0075" calcext:value-type="float">
            <text:p>0.0075</text:p>
          </table:table-cell>
          <table:table-cell table:formula="of:=[.$C$2]*ABS(SIN([.D18]))" office:value-type="float" office:value="16.9705627484771" calcext:value-type="float">
            <text:p>16.9705627484771</text:p>
          </table:table-cell>
          <table:table-cell table:formula="of:=[.$D$2]*[.A18]" office:value-type="float" office:value="2.35619449019234" calcext:value-type="float">
            <text:p>2.35619449019234</text:p>
          </table:table-cell>
          <table:table-cell table:number-columns-repeated="6"/>
          <table:table-cell table:formula="of:=[.K16]+2*[.$J$2]" office:value-type="float" office:value="0.0305" calcext:value-type="float">
            <text:p>30.500E-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A19]/(2*1000)" office:value-type="float" office:value="0.008" calcext:value-type="float">
            <text:p>0.008</text:p>
          </table:table-cell>
          <table:table-cell table:formula="of:=[.$C$2]*ABS(SIN([.D19]))" office:value-type="float" office:value="14.1068460550194" calcext:value-type="float">
            <text:p>14.1068460550194</text:p>
          </table:table-cell>
          <table:table-cell table:formula="of:=[.$D$2]*[.A19]" office:value-type="float" office:value="2.51327412287183" calcext:value-type="float">
            <text:p>2.51327412287183</text:p>
          </table:table-cell>
          <table:table-cell table:number-columns-repeated="6"/>
          <table:table-cell table:formula="of:=[.K20]-[.$J$4]" office:value-type="float" office:value="0.039499" calcext:value-type="float">
            <text:p>39.499E-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A20]/(2*1000)" office:value-type="float" office:value="0.0085" calcext:value-type="float">
            <text:p>0.0085</text:p>
          </table:table-cell>
          <table:table-cell table:formula="of:=[.$C$2]*ABS(SIN([.D20]))" office:value-type="float" office:value="10.8957719937491" calcext:value-type="float">
            <text:p>10.8957719937491</text:p>
          </table:table-cell>
          <table:table-cell table:formula="of:=[.$D$2]*[.A20]" office:value-type="float" office:value="2.67035375555132" calcext:value-type="float">
            <text:p>2.67035375555132</text:p>
          </table:table-cell>
          <table:table-cell table:number-columns-repeated="6"/>
          <table:table-cell table:formula="of:=[.K18]+[.$J$3]-2*[.$J$2]" office:value-type="float" office:value="0.0395" calcext:value-type="float">
            <text:p>39.500E-0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A21]/(2*1000)" office:value-type="float" office:value="0.009" calcext:value-type="float">
            <text:p>0.009</text:p>
          </table:table-cell>
          <table:table-cell table:formula="of:=[.$C$2]*ABS(SIN([.D21]))" office:value-type="float" office:value="7.41640786499874" calcext:value-type="float">
            <text:p>7.41640786499874</text:p>
          </table:table-cell>
          <table:table-cell table:formula="of:=[.$D$2]*[.A21]" office:value-type="float" office:value="2.82743338823081" calcext:value-type="float">
            <text:p>2.82743338823081</text:p>
          </table:table-cell>
          <table:table-cell table:number-columns-repeated="14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A22]/(2*1000)" office:value-type="float" office:value="0.0095" calcext:value-type="float">
            <text:p>0.0095</text:p>
          </table:table-cell>
          <table:table-cell table:formula="of:=[.$C$2]*ABS(SIN([.D22]))" office:value-type="float" office:value="3.75442716096554" calcext:value-type="float">
            <text:p>3.75442716096554</text:p>
          </table:table-cell>
          <table:table-cell table:formula="of:=[.$D$2]*[.A22]" office:value-type="float" office:value="2.9845130209103" calcext:value-type="float">
            <text:p>2.9845130209103</text:p>
          </table:table-cell>
          <table:table-cell table:number-columns-repeated="14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A23]/(2*1000)" office:value-type="float" office:value="0.01" calcext:value-type="float">
            <text:p>0.01</text:p>
          </table:table-cell>
          <table:table-cell table:formula="of:=[.$C$2]*ABS(SIN([.D23]))" office:value-type="float" office:value="2.93915231795365E-015" calcext:value-type="float">
            <text:p>2.93915231795365E-15</text:p>
          </table:table-cell>
          <table:table-cell table:formula="of:=[.$D$2]*[.A23]" office:value-type="float" office:value="3.14159265358979" calcext:value-type="float">
            <text:p>3.14159265358979</text:p>
          </table:table-cell>
          <table:table-cell table:number-columns-repeated="14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A24]/(2*1000)" office:value-type="float" office:value="0.0105" calcext:value-type="float">
            <text:p>0.0105</text:p>
          </table:table-cell>
          <table:table-cell table:formula="of:=[.$C$2]*ABS(SIN([.D24]))" office:value-type="float" office:value="3.75442716096554" calcext:value-type="float">
            <text:p>3.75442716096554</text:p>
          </table:table-cell>
          <table:table-cell table:formula="of:=[.$D$2]*[.A24]" office:value-type="float" office:value="3.29867228626928" calcext:value-type="float">
            <text:p>3.29867228626928</text:p>
          </table:table-cell>
          <table:table-cell table:number-columns-repeated="14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A25]/(2*1000)" office:value-type="float" office:value="0.011" calcext:value-type="float">
            <text:p>0.011</text:p>
          </table:table-cell>
          <table:table-cell table:formula="of:=[.$C$2]*ABS(SIN([.D25]))" office:value-type="float" office:value="7.41640786499874" calcext:value-type="float">
            <text:p>7.41640786499874</text:p>
          </table:table-cell>
          <table:table-cell table:formula="of:=[.$D$2]*[.A25]" office:value-type="float" office:value="3.45575191894877" calcext:value-type="float">
            <text:p>3.45575191894877</text:p>
          </table:table-cell>
          <table:table-cell table:number-columns-repeated="14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A26]/(2*1000)" office:value-type="float" office:value="0.0115" calcext:value-type="float">
            <text:p>0.0115</text:p>
          </table:table-cell>
          <table:table-cell table:formula="of:=[.$C$2]*ABS(SIN([.D26]))" office:value-type="float" office:value="10.8957719937491" calcext:value-type="float">
            <text:p>10.8957719937491</text:p>
          </table:table-cell>
          <table:table-cell table:formula="of:=[.$D$2]*[.A26]" office:value-type="float" office:value="3.61283155162826" calcext:value-type="float">
            <text:p>3.61283155162826</text:p>
          </table:table-cell>
          <table:table-cell table:number-columns-repeated="14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A27]/(2*1000)" office:value-type="float" office:value="0.012" calcext:value-type="float">
            <text:p>0.012</text:p>
          </table:table-cell>
          <table:table-cell table:formula="of:=[.$C$2]*ABS(SIN([.D27]))" office:value-type="float" office:value="14.1068460550194" calcext:value-type="float">
            <text:p>14.1068460550194</text:p>
          </table:table-cell>
          <table:table-cell table:formula="of:=[.$D$2]*[.A27]" office:value-type="float" office:value="3.76991118430775" calcext:value-type="float">
            <text:p>3.76991118430775</text:p>
          </table:table-cell>
          <table:table-cell table:number-columns-repeated="14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A28]/(2*1000)" office:value-type="float" office:value="0.0125" calcext:value-type="float">
            <text:p>0.0125</text:p>
          </table:table-cell>
          <table:table-cell table:formula="of:=[.$C$2]*ABS(SIN([.D28]))" office:value-type="float" office:value="16.9705627484771" calcext:value-type="float">
            <text:p>16.9705627484771</text:p>
          </table:table-cell>
          <table:table-cell table:formula="of:=[.$D$2]*[.A28]" office:value-type="float" office:value="3.92699081698724" calcext:value-type="float">
            <text:p>3.92699081698724</text:p>
          </table:table-cell>
          <table:table-cell table:number-columns-repeated="14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A29]/(2*1000)" office:value-type="float" office:value="0.013" calcext:value-type="float">
            <text:p>0.013</text:p>
          </table:table-cell>
          <table:table-cell table:formula="of:=[.$C$2]*ABS(SIN([.D29]))" office:value-type="float" office:value="19.4164078649987" calcext:value-type="float">
            <text:p>19.4164078649987</text:p>
          </table:table-cell>
          <table:table-cell table:formula="of:=[.$D$2]*[.A29]" office:value-type="float" office:value="4.08407044966673" calcext:value-type="float">
            <text:p>4.08407044966673</text:p>
          </table:table-cell>
          <table:table-cell table:number-columns-repeated="14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A30]/(2*1000)" office:value-type="float" office:value="0.0135" calcext:value-type="float">
            <text:p>0.0135</text:p>
          </table:table-cell>
          <table:table-cell table:formula="of:=[.$C$2]*ABS(SIN([.D30]))" office:value-type="float" office:value="21.3841565805208" calcext:value-type="float">
            <text:p>21.3841565805208</text:p>
          </table:table-cell>
          <table:table-cell table:formula="of:=[.$D$2]*[.A30]" office:value-type="float" office:value="4.24115008234622" calcext:value-type="float">
            <text:p>4.24115008234622</text:p>
          </table:table-cell>
          <table:table-cell table:number-columns-repeated="14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A31]/(2*1000)" office:value-type="float" office:value="0.014" calcext:value-type="float">
            <text:p>0.014</text:p>
          </table:table-cell>
          <table:table-cell table:formula="of:=[.$C$2]*ABS(SIN([.D31]))" office:value-type="float" office:value="22.8253563910837" calcext:value-type="float">
            <text:p>22.8253563910837</text:p>
          </table:table-cell>
          <table:table-cell table:formula="of:=[.$D$2]*[.A31]" office:value-type="float" office:value="4.39822971502571" calcext:value-type="float">
            <text:p>4.39822971502571</text:p>
          </table:table-cell>
          <table:table-cell table:number-columns-repeated="14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A32]/(2*1000)" office:value-type="float" office:value="0.0145" calcext:value-type="float">
            <text:p>0.0145</text:p>
          </table:table-cell>
          <table:table-cell table:formula="of:=[.$C$2]*ABS(SIN([.D32]))" office:value-type="float" office:value="23.7045201742833" calcext:value-type="float">
            <text:p>23.7045201742833</text:p>
          </table:table-cell>
          <table:table-cell table:formula="of:=[.$D$2]*[.A32]" office:value-type="float" office:value="4.5553093477052" calcext:value-type="float">
            <text:p>4.5553093477052</text:p>
          </table:table-cell>
          <table:table-cell table:number-columns-repeated="14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A33]/(2*1000)" office:value-type="float" office:value="0.015" calcext:value-type="float">
            <text:p>0.015</text:p>
          </table:table-cell>
          <table:table-cell table:formula="of:=[.$C$2]*ABS(SIN([.D33]))" office:value-type="float" office:value="24" calcext:value-type="float">
            <text:p>24</text:p>
          </table:table-cell>
          <table:table-cell table:formula="of:=[.$D$2]*[.A33]" office:value-type="float" office:value="4.71238898038469" calcext:value-type="float">
            <text:p>4.71238898038469</text:p>
          </table:table-cell>
          <table:table-cell table:number-columns-repeated="14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A34]/(2*1000)" office:value-type="float" office:value="0.0155" calcext:value-type="float">
            <text:p>0.0155</text:p>
          </table:table-cell>
          <table:table-cell table:formula="of:=[.$C$2]*ABS(SIN([.D34]))" office:value-type="float" office:value="23.7045201742833" calcext:value-type="float">
            <text:p>23.7045201742833</text:p>
          </table:table-cell>
          <table:table-cell table:formula="of:=[.$D$2]*[.A34]" office:value-type="float" office:value="4.86946861306418" calcext:value-type="float">
            <text:p>4.86946861306418</text:p>
          </table:table-cell>
          <table:table-cell table:number-columns-repeated="14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A35]/(2*1000)" office:value-type="float" office:value="0.016" calcext:value-type="float">
            <text:p>0.016</text:p>
          </table:table-cell>
          <table:table-cell table:formula="of:=[.$C$2]*ABS(SIN([.D35]))" office:value-type="float" office:value="22.8253563910837" calcext:value-type="float">
            <text:p>22.8253563910837</text:p>
          </table:table-cell>
          <table:table-cell table:formula="of:=[.$D$2]*[.A35]" office:value-type="float" office:value="5.02654824574367" calcext:value-type="float">
            <text:p>5.02654824574367</text:p>
          </table:table-cell>
          <table:table-cell table:number-columns-repeated="14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A36]/(2*1000)" office:value-type="float" office:value="0.0165" calcext:value-type="float">
            <text:p>0.0165</text:p>
          </table:table-cell>
          <table:table-cell table:formula="of:=[.$C$2]*ABS(SIN([.D36]))" office:value-type="float" office:value="21.3841565805208" calcext:value-type="float">
            <text:p>21.3841565805208</text:p>
          </table:table-cell>
          <table:table-cell table:formula="of:=[.$D$2]*[.A36]" office:value-type="float" office:value="5.18362787842316" calcext:value-type="float">
            <text:p>5.18362787842316</text:p>
          </table:table-cell>
          <table:table-cell table:number-columns-repeated="14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A37]/(2*1000)" office:value-type="float" office:value="0.017" calcext:value-type="float">
            <text:p>0.017</text:p>
          </table:table-cell>
          <table:table-cell table:formula="of:=[.$C$2]*ABS(SIN([.D37]))" office:value-type="float" office:value="19.4164078649987" calcext:value-type="float">
            <text:p>19.4164078649987</text:p>
          </table:table-cell>
          <table:table-cell table:formula="of:=[.$D$2]*[.A37]" office:value-type="float" office:value="5.34070751110265" calcext:value-type="float">
            <text:p>5.34070751110265</text:p>
          </table:table-cell>
          <table:table-cell table:number-columns-repeated="14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A38]/(2*1000)" office:value-type="float" office:value="0.0175" calcext:value-type="float">
            <text:p>0.0175</text:p>
          </table:table-cell>
          <table:table-cell table:formula="of:=[.$C$2]*ABS(SIN([.D38]))" office:value-type="float" office:value="16.9705627484771" calcext:value-type="float">
            <text:p>16.9705627484771</text:p>
          </table:table-cell>
          <table:table-cell table:formula="of:=[.$D$2]*[.A38]" office:value-type="float" office:value="5.49778714378214" calcext:value-type="float">
            <text:p>5.49778714378214</text:p>
          </table:table-cell>
          <table:table-cell table:number-columns-repeated="14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A39]/(2*1000)" office:value-type="float" office:value="0.018" calcext:value-type="float">
            <text:p>0.018</text:p>
          </table:table-cell>
          <table:table-cell table:formula="of:=[.$C$2]*ABS(SIN([.D39]))" office:value-type="float" office:value="14.1068460550194" calcext:value-type="float">
            <text:p>14.1068460550194</text:p>
          </table:table-cell>
          <table:table-cell table:formula="of:=[.$D$2]*[.A39]" office:value-type="float" office:value="5.65486677646163" calcext:value-type="float">
            <text:p>5.65486677646163</text:p>
          </table:table-cell>
          <table:table-cell table:number-columns-repeated="14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A40]/(2*1000)" office:value-type="float" office:value="0.0185" calcext:value-type="float">
            <text:p>0.0185</text:p>
          </table:table-cell>
          <table:table-cell table:formula="of:=[.$C$2]*ABS(SIN([.D40]))" office:value-type="float" office:value="10.8957719937491" calcext:value-type="float">
            <text:p>10.8957719937491</text:p>
          </table:table-cell>
          <table:table-cell table:formula="of:=[.$D$2]*[.A40]" office:value-type="float" office:value="5.81194640914112" calcext:value-type="float">
            <text:p>5.81194640914112</text:p>
          </table:table-cell>
          <table:table-cell table:number-columns-repeated="14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A41]/(2*1000)" office:value-type="float" office:value="0.019" calcext:value-type="float">
            <text:p>0.019</text:p>
          </table:table-cell>
          <table:table-cell table:formula="of:=[.$C$2]*ABS(SIN([.D41]))" office:value-type="float" office:value="7.41640786499874" calcext:value-type="float">
            <text:p>7.41640786499874</text:p>
          </table:table-cell>
          <table:table-cell table:formula="of:=[.$D$2]*[.A41]" office:value-type="float" office:value="5.96902604182061" calcext:value-type="float">
            <text:p>5.96902604182061</text:p>
          </table:table-cell>
          <table:table-cell table:number-columns-repeated="14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A42]/(2*1000)" office:value-type="float" office:value="0.0195" calcext:value-type="float">
            <text:p>0.0195</text:p>
          </table:table-cell>
          <table:table-cell table:formula="of:=[.$C$2]*ABS(SIN([.D42]))" office:value-type="float" office:value="3.75442716096555" calcext:value-type="float">
            <text:p>3.75442716096555</text:p>
          </table:table-cell>
          <table:table-cell table:formula="of:=[.$D$2]*[.A42]" office:value-type="float" office:value="6.1261056745001" calcext:value-type="float">
            <text:p>6.1261056745001</text:p>
          </table:table-cell>
          <table:table-cell table:number-columns-repeated="14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A43]/(2*1000)" office:value-type="float" office:value="0.02" calcext:value-type="float">
            <text:p>0.02</text:p>
          </table:table-cell>
          <table:table-cell table:formula="of:=[.$C$2]*ABS(SIN([.D43]))" office:value-type="float" office:value="5.8783046359073E-015" calcext:value-type="float">
            <text:p>5.8783046359073E-15</text:p>
          </table:table-cell>
          <table:table-cell table:formula="of:=[.$D$2]*[.A43]" office:value-type="float" office:value="6.28318530717959" calcext:value-type="float">
            <text:p>6.28318530717959</text:p>
          </table:table-cell>
          <table:table-cell table:number-columns-repeated="14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A44]/(2*1000)" office:value-type="float" office:value="0.0205" calcext:value-type="float">
            <text:p>0.0205</text:p>
          </table:table-cell>
          <table:table-cell table:formula="of:=[.$C$2]*ABS(SIN([.D44]))" office:value-type="float" office:value="3.75442716096553" calcext:value-type="float">
            <text:p>3.75442716096553</text:p>
          </table:table-cell>
          <table:table-cell table:formula="of:=[.$D$2]*[.A44]" office:value-type="float" office:value="6.44026493985908" calcext:value-type="float">
            <text:p>6.44026493985908</text:p>
          </table:table-cell>
          <table:table-cell table:number-columns-repeated="14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A45]/(2*1000)" office:value-type="float" office:value="0.021" calcext:value-type="float">
            <text:p>0.021</text:p>
          </table:table-cell>
          <table:table-cell table:formula="of:=[.$C$2]*ABS(SIN([.D45]))" office:value-type="float" office:value="7.41640786499873" calcext:value-type="float">
            <text:p>7.41640786499873</text:p>
          </table:table-cell>
          <table:table-cell table:formula="of:=[.$D$2]*[.A45]" office:value-type="float" office:value="6.59734457253857" calcext:value-type="float">
            <text:p>6.59734457253857</text:p>
          </table:table-cell>
          <table:table-cell table:number-columns-repeated="14"/>
        </table:table-row>
        <table:table-row table:style-name="ro1" table:number-rows-repeated="104853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4" loext:min-decimal-places="4" number:min-integer-digits="1" number:min-exponent-digits="2" loext:exponent-interval="3" loext:forced-exponent-sign="true"/>
    </number:number-style>
    <number:number-style style:name="N110">
      <number:scientific-number number:decimal-places="3" loext:min-decimal-places="3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8:00:21.719797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8-08T14:52:30.946824847</meta:creation-date>
    <dc:date>2021-08-08T18:08:08.012618154</dc:date>
    <dc:creator>Peter O'Donoghue</dc:creator>
    <meta:editing-duration>PT15M37S</meta:editing-duration>
    <meta:editing-cycles>3</meta:editing-cycles>
    <meta:generator>LibreOffice/6.4.7.2$Linux_X86_64 LibreOffice_project/40$Build-2</meta:generator>
    <meta:document-statistic meta:table-count="1" meta:cell-count="225" meta:object-count="0"/>
  </office:meta>
</office:document-meta>
</file>